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Helv" svg:font-family="Helv" style:font-family-generic="swiss"/>
    <style:font-face style:name="Courier New" svg:font-family="'Courier New'" style:font-adornments="Kursiv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paragraph-properties fo:text-align="center" style:justify-single-word="false"/>
      <style:text-properties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P2" style:family="paragraph" style:parent-style-name="Default_20_Text">
      <style:text-properties style:font-name="Helvetica" style:font-name-asian="Helvetica" style:font-name-complex="Helvetica"/>
    </style:style>
    <style:style style:name="P3" style:family="paragraph" style:parent-style-name="Default_20_Text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0000cc" style:font-name="Courier New" fo:font-size="11pt" fo:font-weight="bold" style:font-name-asian="Helv" style:font-size-asian="11pt" style:font-weight-asian="bold" style:font-name-complex="Helv" style:font-size-complex="11pt" style:font-weight-complex="bold"/>
    </style:style>
    <style:style style:name="P4" style:family="paragraph" style:parent-style-name="Default_20_Text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0000cc" style:font-name="Courier New" fo:font-size="11pt" style:font-name-asian="Helv" style:font-size-asian="11pt" style:font-name-complex="Helv" style:font-size-complex="11pt"/>
    </style:style>
    <style:style style:name="P5" style:family="paragraph" style:parent-style-name="Default_20_Text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cc0000" style:font-name="Courier New" fo:font-size="11pt" fo:font-weight="bold" style:font-name-asian="Helv" style:font-size-asian="11pt" style:font-weight-asian="bold" style:font-name-complex="Helv" style:font-size-complex="11pt" style:font-weight-complex="bold"/>
    </style:style>
    <style:style style:name="P6" style:family="paragraph" style:parent-style-name="Default_20_Text">
      <style:paragraph-properties fo:margin-left="0cm" fo:margin-right="0cm" fo:margin-top="0cm" fo:margin-bottom="0.212cm" fo:line-height="100%" fo:text-align="start" style:justify-single-word="false" fo:text-indent="0cm" style:auto-text-indent="false" style:text-autospace="none" style:writing-mode="lr-tb"/>
      <style:text-properties fo:color="#000000" style:font-name="Helv" fo:font-size="10pt" style:font-name-asian="Helv" style:font-size-asian="10pt" style:font-name-complex="Helv" style:font-size-complex="10pt"/>
    </style:style>
    <style:style style:name="P7" style:family="paragraph" style:parent-style-name="Default_20_Text">
      <style:paragraph-properties fo:margin-left="0cm" fo:margin-right="0cm" fo:margin-top="0cm" fo:margin-bottom="0.212cm" fo:line-height="100%" fo:text-align="start" style:justify-single-word="false" fo:text-indent="0cm" style:auto-text-indent="false" style:text-autospace="none" style:writing-mode="lr-tb"/>
      <style:text-properties fo:color="#000000" style:font-name="Helv" fo:font-size="12pt" fo:font-weight="bold" style:font-name-asian="Helv" style:font-size-asian="12pt" style:font-weight-asian="bold" style:font-name-complex="Helv" style:font-size-complex="12pt" style:font-weight-complex="bold"/>
    </style:style>
    <style:style style:name="P8" style:family="paragraph" style:parent-style-name="Default_20_Text" style:list-style-name="L2">
      <style:paragraph-properties fo:margin-top="0cm" fo:margin-bottom="0.212cm" fo:line-height="100%" fo:text-align="start" style:justify-single-word="false" style:text-autospace="none" style:writing-mode="lr-tb"/>
      <style:text-properties fo:color="#000000" style:font-name="Helv" fo:font-size="10pt" style:font-name-asian="Helv" style:font-size-asian="10pt" style:font-name-complex="Helv" style:font-size-complex="10pt"/>
    </style:style>
    <style:style style:name="P9" style:family="paragraph" style:parent-style-name="Default_20_Text" style:list-style-name="L3">
      <style:paragraph-properties fo:margin-top="0cm" fo:margin-bottom="0.212cm" fo:line-height="100%" fo:text-align="start" style:justify-single-word="false" style:text-autospace="none" style:writing-mode="lr-tb"/>
      <style:text-properties fo:color="#000000" style:font-name="Helv" fo:font-size="10pt" style:font-name-asian="Helv" style:font-size-asian="10pt" style:font-name-complex="Helv" style:font-size-complex="10pt"/>
    </style:style>
    <style:style style:name="P10" style:family="paragraph" style:parent-style-name="Default_20_Text">
      <style:paragraph-properties fo:margin-left="0cm" fo:margin-right="0cm" fo:margin-top="0cm" fo:margin-bottom="0.212cm" fo:line-height="100%" fo:text-align="start" style:justify-single-word="false" fo:text-indent="0cm" style:auto-text-indent="false" style:text-autospace="none" style:writing-mode="lr-tb"/>
      <style:text-properties fo:color="#000000" style:font-name="Helv" fo:font-size="12pt" fo:font-weight="bold" style:font-name-asian="Helv" style:font-size-asian="12pt" style:font-weight-asian="bold" style:font-name-complex="Helv" style:font-size-complex="12pt" style:font-weight-complex="bold"/>
    </style:style>
    <style:style style:name="P11" style:family="paragraph" style:parent-style-name="Default_20_Text">
      <style:paragraph-properties fo:margin-left="0cm" fo:margin-right="0cm" fo:margin-top="0cm" fo:margin-bottom="0.212cm" fo:line-height="100%" fo:text-align="start" style:justify-single-word="false" fo:text-indent="0cm" style:auto-text-indent="false" style:text-autospace="none" style:writing-mode="lr-tb"/>
      <style:text-properties fo:color="#000000" style:font-name="Helv" fo:font-size="10pt" fo:font-weight="normal" style:font-name-asian="Helv" style:font-size-asian="10pt" style:font-weight-asian="normal" style:font-name-complex="Helv" style:font-size-complex="10pt" style:font-weight-complex="normal"/>
    </style:style>
    <style:style style:name="P12" style:family="paragraph" style:parent-style-name="Default_20_Text">
      <style:paragraph-properties fo:margin-left="0cm" fo:margin-right="0cm" fo:margin-top="0cm" fo:margin-bottom="0.212cm" fo:line-height="100%" fo:text-align="start" style:justify-single-word="false" fo:text-indent="0cm" style:auto-text-indent="false" style:text-autospace="none" style:writing-mode="lr-tb"/>
      <style:text-properties fo:color="#000000" style:font-name="Helv" fo:font-size="10pt" style:font-name-asian="Helv" style:font-size-asian="10pt" style:font-name-complex="Helv" style:font-size-complex="10pt"/>
    </style:style>
    <style:style style:name="P13" style:family="paragraph" style:parent-style-name="Default_20_Text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0000cc" style:font-name="Courier New" fo:font-size="11pt" fo:font-weight="bold" style:font-name-asian="Helv" style:font-size-asian="11pt" style:font-weight-asian="bold" style:font-name-complex="Helv" style:font-size-complex="11pt" style:font-weight-complex="bold"/>
    </style:style>
    <style:style style:name="P14" style:family="paragraph" style:parent-style-name="Default_20_Text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cc0000" style:font-name="Courier New" fo:font-size="11pt" fo:font-weight="bold" style:font-name-asian="Helv" style:font-size-asian="11pt" style:font-weight-asian="bold" style:font-name-complex="Helv" style:font-size-complex="11pt" style:font-weight-complex="bold"/>
    </style:style>
    <style:style style:name="T1" style:family="text">
      <style:text-properties fo:color="#cc0000"/>
    </style:style>
    <style:style style:name="T2" style:family="text">
      <style:text-properties fo:color="#cc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ty cp2mvs V1.0</text:p>
      <text:p text:style-name="P2"/>
      <text:p text:style-name="P6">This z/OS UNIX utility cp2mvs allows to copy data into an MVS data set or a member of an MVS PDS or PDSE data set. Different than standard cp it allocates the PDS as shared by default. If a PDS is accessed already shared standard cp fails while cp2mvs is able to run successfully as shown next from a z/OS UNIX shell environment. </text:p>
      <text:p text:style-name="P7"/>
      <text:p text:style-name="P7">Using cp2mvs from a z/OS UNIX shell environment</text:p>
      <text:p text:style-name="P6">PDSE 'HERING.TEST.PDS5' is already allocated shared somewhere else.</text:p>
      <text:p text:style-name="P3">$&gt; <text:span text:style-name="T1">cp .setup "//'hering.test.pds5(dsetup)'"</text:span></text:p>
      <text:p text:style-name="P3">cp: FSUM6259 target file "//'hering.test.pds5(dsetup)'": EDC5061I An error occurred when attempting to define a file to the system.</text:p>
      <text:p text:style-name="P3">$&gt; <text:span text:style-name="T1">cp2mvs</text:span></text:p>
      <text:p text:style-name="P3">Syntax: cp2mvs ussfile mvs_dsn [ mvs_disp ]</text:p>
      <text:p text:style-name="P3">ussfile <text:s/>- Source z/OS UNIX file - cannot contain blanks</text:p>
      <text:p text:style-name="P3">mvs_dsn <text:s/>- Target z/OS MVS data set</text:p>
      <text:p text:style-name="P3"><text:s text:c="11"/>Name without single quotes will be prefixed with the userid.</text:p>
      <text:p text:style-name="P3"><text:s text:c="11"/>For UNIX enclose single quoted names in a pair of double quotes.</text:p>
      <text:p text:style-name="P3"><text:s text:c="11"/>Specify dd:ddname to address a ddname.</text:p>
      <text:p text:style-name="P3">mvs_disp - MVS DISP for temp. allocations; default depends.</text:p>
      <text:p text:style-name="P3">$&gt; <text:span text:style-name="T1">cp2mvs .setup "'hering.test.pds5(dsetup)'"</text:span></text:p>
      <text:p text:style-name="P3">$&gt;</text:p>
      <text:p text:style-name="P7"/>
      <text:p text:style-name="P7">Using a ddname in a BPXBATCH job</text:p>
      <text:p text:style-name="P6">If you can do the copy processing in a job, following an alternative based on a specific technique to specify the target location.</text:p>
      <text:p text:style-name="P3">//COPY <text:s text:c="4"/>EXEC PGM=BPXBATSL,PARM='PGM /bin/sh -c $STDIN|sh'</text:p>
      <text:p text:style-name="P3">//STDIN <text:s text:c="3"/>DD DATA,DLM=##</text:p>
      <text:p text:style-name="P5">cp -v .setup "//dd:mvsdsn(dsetup)"</text:p>
      <text:p text:style-name="P3">RC=$?; if test $RC -ne 0; then echo Rc=$RC; exit 1; else exit 0; fi</text:p>
      <text:p text:style-name="P3">##</text:p>
      <text:p text:style-name="P3">//STDENV <text:s text:c="2"/>DD DATA,DLM=##</text:p>
      <text:p text:style-name="P3">STDIN=/bin/cat //dd:STDIN</text:p>
      <text:p text:style-name="P5">_BPX_SHAREAS=MUST</text:p>
      <text:p text:style-name="P3">_EDC_ADD_ERRNO2=1</text:p>
      <text:p text:style-name="P3">##</text:p>
      <text:p text:style-name="P5">//MVSDSN <text:s text:c="2"/>DD DSN=HERING.TEST.PDS5,DISP=SHR</text:p>
      <text:p text:style-name="P3">//STDOUT <text:s text:c="2"/>DD SYSOUT=*,LRECL=260,RECFM=VB</text:p>
      <text:p text:style-name="P6"/>
      <text:p text:style-name="P6">Notes...</text:p>
      <text:list xml:id="list2164032211536791107" text:style-name="L3">
        <text:list-item>
          <text:p text:style-name="P9">The job is provided according to ccsid 1047.</text:p>
        </text:list-item>
        <text:list-item>
          <text:p text:style-name="P9">The setting _BPX_SHAREAS=MUST is needed to assure that we keep staying in the initial asid when cp is running. Otherwise we would loose the ddname MVSDSN and cp would fail.</text:p>
        </text:list-item>
      </text:list>
      <text:p text:style-name="P6"/>
      <text:p text:style-name="P6">Following the output in case of a successful run.</text:p>
      <text:p text:style-name="P4"><text:span text:style-name="T3">.setup -&gt; HERING.TEST.PDS5(dsetup): tex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Helv" svg:font-family="Helv" style:font-family-generic="swiss"/>
    <style:font-face style:name="Courier New" svg:font-family="'Courier New'" style:font-adornments="Kursiv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4-26T14:22:19.44</meta:creation-date>
    <meta:generator>OpenOffice/4.1.3$Win32 OpenOffice.org_project/413m1$Build-9783</meta:generator>
    <dc:date>2020-02-07T16:39:13.03</dc:date>
    <meta:editing-duration>P3DT14H33M19S</meta:editing-duration>
    <meta:editing-cycles>154</meta:editing-cycles>
    <dc:creator>Robert Hering</dc:creator>
    <meta:document-statistic meta:table-count="0" meta:image-count="0" meta:object-count="0" meta:page-count="1" meta:paragraph-count="35" meta:word-count="299" meta:character-count="1916"/>
    <meta:user-defined meta:name="Info 1"/>
    <meta:user-defined meta:name="Info 2"/>
    <meta:user-defined meta:name="Info 3"/>
    <meta:user-defined meta:name="Info 4"/>
  </office:meta>
</office:document-meta>
</file>